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 fo:font-size="28pt" fo:font-weight="bold" officeooo:rsid="000bbd2d" officeooo:paragraph-rsid="000bbd2d" style:font-weight-asian="bold" style:font-name-complex="Bitstream Charter" style:font-weight-complex="bold"/>
    </style:style>
    <style:style style:name="P4" style:family="paragraph" style:parent-style-name="Standard">
      <style:paragraph-properties fo:margin-top="0.199cm" fo:margin-bottom="0.101cm" style:contextual-spacing="false" fo:line-height="115%" fo:text-align="justify" style:justify-single-word="false"/>
      <style:text-properties style:font-name="Bitstream Charter" style:font-name-complex="Bitstream Charter"/>
    </style:style>
    <style:style style:name="P5"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08ea5a" style:font-name-complex="Bitstream Charter"/>
    </style:style>
    <style:style style:name="P6"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font-name-complex="Bitstream Charter"/>
    </style:style>
    <style:style style:name="P7" style:family="paragraph" style:parent-style-name="Standard">
      <style:paragraph-properties fo:margin-top="0.199cm" fo:margin-bottom="0.101cm" style:contextual-spacing="false" fo:line-height="115%" fo:text-align="center" style:justify-single-word="false"/>
      <style:text-properties style:font-name="Bitstream Charter" style:font-name-complex="Bitstream Charter"/>
    </style:style>
    <style:style style:name="P8" style:family="paragraph" style:parent-style-name="Standard">
      <style:paragraph-properties fo:break-before="page"/>
      <style:text-properties style:font-name="Bitstream Charter" officeooo:paragraph-rsid="0008ea5a" style:font-name-complex="Bitstream Charter"/>
    </style:style>
    <style:style style:name="P9" style:family="paragraph" style:parent-style-name="Text_20_body">
      <style:paragraph-properties fo:margin-top="0.199cm" fo:margin-bottom="0.199cm" style:contextual-spacing="false"/>
      <style:text-properties style:font-name="Bitstream Charter" officeooo:paragraph-rsid="0020ed1e" style:font-name-complex="Bitstream Charter"/>
    </style:style>
    <style:style style:name="P10"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style>
    <style:style style:name="P11" style:family="paragraph" style:parent-style-name="Standard">
      <style:paragraph-properties fo:text-align="center" style:justify-single-word="false"/>
      <style:text-properties fo:color="#00a933" loext:opacity="100%" style:font-name="Bitstream Charter" fo:font-size="28pt" fo:text-shadow="1pt 1pt" fo:font-weight="bold" officeooo:rsid="000bbd2d" officeooo:paragraph-rsid="000bbd2d" style:font-weight-asian="bold" style:font-name-complex="Bitstream Charter" style:font-weight-complex="bold"/>
    </style:style>
    <style:style style:name="P12" style:family="paragraph" style:parent-style-name="Standard">
      <style:paragraph-properties fo:text-align="center" style:justify-single-word="false"/>
      <style:text-properties fo:color="#00a933" loext:opacity="100%" style:font-name="Bitstream Charter" fo:font-size="28pt" fo:text-shadow="1pt 1pt" fo:font-weight="bold" officeooo:rsid="001538a0" officeooo:paragraph-rsid="000bbd2d" style:font-weight-asian="bold" style:font-name-complex="Bitstream Charter" style:font-weight-complex="bold"/>
    </style:style>
    <style:style style:name="P13" style:family="paragraph" style:parent-style-name="Standard">
      <style:paragraph-properties fo:text-align="center" style:justify-single-word="false"/>
      <style:text-properties fo:color="#2a6099" loext:opacity="100%" style:font-name="Bitstream Charter" fo:font-size="14pt" fo:font-weight="bold" officeooo:rsid="000bbd2d" officeooo:paragraph-rsid="000bbd2d" style:font-size-asian="14pt" style:font-weight-asian="bold" style:font-name-complex="Bitstream Charter" style:font-size-complex="14pt" style:font-weight-complex="bold"/>
    </style:style>
    <style:style style:name="P14" style:family="paragraph" style:parent-style-name="Text_20_body">
      <style:paragraph-properties fo:margin-top="0.199cm" fo:margin-bottom="0.25cm" style:contextual-spacing="false"/>
      <style:text-properties fo:color="#2a6099" loext:opacity="100%" fo:font-size="14pt" officeooo:paragraph-rsid="0020ed1e" style:font-size-asian="14pt" style:font-size-complex="14pt"/>
    </style:style>
    <style:style style:name="P15" style:family="paragraph" style:parent-style-name="Text_20_body">
      <style:paragraph-properties fo:margin-top="0.199cm" fo:margin-bottom="0.199cm" style:contextual-spacing="false"/>
      <style:text-properties fo:color="#2a6099" loext:opacity="100%" fo:font-size="14pt" officeooo:paragraph-rsid="0020ed1e" style:font-size-asian="14pt" style:font-size-complex="14pt"/>
    </style:style>
    <style:style style:name="P16" style:family="paragraph" style:parent-style-name="Text_20_body">
      <style:paragraph-properties fo:margin-top="0.199cm" fo:margin-bottom="0.199cm" style:contextual-spacing="false"/>
      <style:text-properties fo:color="#2a6099" loext:opacity="100%" style:font-name="Bitstream Charter1" fo:font-size="16.7999992370605pt" fo:text-shadow="1pt 1pt" fo:font-weight="bold" style:font-name-asian="DejaVu Sans" style:font-size-asian="18.2000007629395pt" style:font-weight-asian="bold" style:font-name-complex="Rachana" style:font-size-complex="18.2000007629395pt" style:font-weight-complex="bold"/>
    </style:style>
    <style:style style:name="P17" style:family="paragraph" style:parent-style-name="Standard">
      <style:paragraph-properties fo:margin-top="0.199cm" fo:margin-bottom="0.101cm" style:contextual-spacing="false" fo:line-height="115%" fo:break-before="page"/>
      <style:text-properties fo:color="#ce181e" loext:opacity="100%" style:font-name="Bitstream Charter" fo:font-size="22pt" fo:text-shadow="1pt 1pt" fo:font-weight="bold" officeooo:rsid="000bbd2d" officeooo:paragraph-rsid="000bbd2d" style:font-weight-asian="bold" style:font-name-complex="Bitstream Charter" style:font-weight-complex="bold"/>
    </style:style>
    <style:style style:name="P18" style:family="paragraph" style:parent-style-name="Text_20_body">
      <style:paragraph-properties fo:margin-top="0.199cm" fo:margin-bottom="0.199cm" style:contextual-spacing="false"/>
      <style:text-properties fo:color="#2a6099" loext:opacity="100%" style:font-name="Bitstream Charter1" fo:font-size="16.7999992370605pt" fo:text-shadow="1pt 1pt" fo:font-weight="bold" style:font-name-asian="DejaVu Sans" style:font-size-asian="18.2000007629395pt" style:font-weight-asian="bold" style:font-name-complex="Rachana" style:font-size-complex="18.2000007629395pt" style:font-weight-complex="bold"/>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
    </style:style>
    <style:style style:name="T4" style:family="text">
      <style:text-properties officeooo:rsid="000c0a94" style:font-name-complex="Bitstream Charter"/>
    </style:style>
    <style:style style:name="T5" style:family="text">
      <style:text-properties officeooo:rsid="001538a0"/>
    </style:style>
    <style:style style:name="T6" style:family="text">
      <style:text-properties officeooo:rsid="001ef03a"/>
    </style:style>
    <style:style style:name="T7" style:family="text">
      <style:text-properties officeooo:rsid="00216007"/>
    </style:style>
    <style:style style:name="fr1"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0.06pt solid #000000"/>
    </style:style>
    <style:style style:name="fr2"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3"/>
      <text:p text:style-name="P13"/>
      <text:p text:style-name="P3"/>
      <text:p text:style-name="P3"/>
      <text:p text:style-name="P11">INDIA’S STRUGGLE FOR </text:p>
      <text:p text:style-name="P12">INDEPENDENCE</text:p>
      <text:p text:style-name="P11"><draw:frame draw:style-name="fr6" draw:name="Image4" text:anchor-type="paragraph" svg:x="4.789cm" svg:y="2.457cm" svg:width="7.424cm" svg:height="8.271cm" draw:z-index="0"><draw:image xlink:href="Pictures/10000001000005A50000064A1FC67898E3678830.png" xlink:type="simple" xlink:show="embed" xlink:actuate="onLoad" draw:mime-type="image/png"/></draw:frame>1957-1947</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p text:style-name="P14">1957 – India’s First Revolt of Independence <text:s text:c="28"/><text:tab/><text:tab/><text:tab/><text:span text:style-name="T7">3</text:span></text:p>
            <text:p text:style-name="P15">1920 – Non Corporation Moveme<text:span text:style-name="T7">nt<text:tab/><text:tab/><text:tab/><text:tab/><text:tab/><text:tab/><text:tab/>4</text:span></text:p>
            <text:p text:style-name="P15">1929 – Purna <text:span text:style-name="T6">S</text:span>waraj <text:span text:style-name="T6">D</text:span>eclaration<text:tab/><text:tab/><text:tab/><text:tab/><text:tab/><text:tab/><text:tab/><text:span text:style-name="T7">5</text:span></text:p>
            <text:p text:style-name="P15">1930 – Civil Disobedience Movement<text:tab/><text:tab/><text:tab/><text:tab/><text:tab/><text:tab/><text:span text:style-name="T7">5</text:span></text:p>
            <text:p text:style-name="P15">1942 – Quit India Movement<text:tab/><text:tab/><text:tab/><text:tab/><text:tab/><text:tab/><text:tab/><text:tab/><text:span text:style-name="T7">6</text:span></text:p>
            <text:p text:style-name="P9"/>
          </text:index-title>
        </text:index-body>
      </text:table-of-content>
      <text:p text:style-name="P17">India’s Struggle for Independence</text:p>
      <text:p text:style-name="P10"><text:span text:style-name="T4">India became independent from the British Rule on the 15</text:span><text:span text:style-name="T3">th</text:span><text:span text:style-name="T4"> August 1947. While attaining that goal, India had witnessed many struggles leaded by our great freedom fighters. Here we are discussing some of the major events/struggles against the British Rule.</text:span></text:p>
      <text:h text:style-name="Heading_20_1" text:outline-level="1">1957 – India’s First Revolt of Independence</text:h>
      <text:p text:style-name="P5"><text:span text:style-name="T1">It is also </text:span>termed Sepoy Riots by the British was an attempt to unite India against the invading British.</text:p>
      <text:p text:style-name="P4"><draw:frame draw:style-name="fr3" draw:name="Frame1" text:anchor-type="paragraph" svg:x="10.105cm" svg:y="0.318cm" svg:width="6.955cm" draw:z-index="1"><draw:text-box fo:min-height="8.839cm"><text:p text:style-name="P2"><draw:frame draw:style-name="fr4" draw:name="Image1" text:anchor-type="as-char" svg:width="6.255cm" style:rel-width="100%" svg:height="7.146cm"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6">The important leaders who took part in the revolt were Mangal Pandey (Barrackpore), Bahadur Shah II (Delhi), <text:s/>Begum Hazrat Mahal (Lucknow), <text:s/>Rani Laxmibai (Jhansi ).</text:p>
      <text:p text:style-name="P16">1917 – Champaran Satyagraha</text:p>
      <text:p text:style-name="P4">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4"><draw:frame draw:style-name="fr5" draw:name="Image2" text:anchor-type="paragraph" svg:x="9.453cm" svg:y="1.409cm" svg:width="7.396cm" svg:height="8.428cm" draw:z-index="3"><draw:image xlink:href="Pictures/1000000000000113000001D9139B9EB6060C8CDF.png" xlink:type="simple" xlink:show="embed" xlink:actuate="onLoad" draw:mime-type="image/png"/></draw:frame><text:soft-page-break/>When Gandhi returned to India from South Africa in 1915, and saw peasants in northern India oppressed by indigo planters, he tried to use the same methods that he had used in South Africa to organize mass uprisings by people to protest against injustice.</text:p>
      <text:p text:style-name="P4">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6">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p text:style-name="P16">1920 – Non Corporation Movement</text:p>
      <text:p text:style-name="P4">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4">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6">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he Khilafat (Khilafat movement) in Turkey and the end to untouchability. This result in <text:soft-page-break/>public held meetings and strikes (hartals) led to the first arrests of both Jawaharlal Nehru and his father, Motilal Nehru, on 6 December 1921.</text:p>
      <text:p text:style-name="P16">1929 – Purna <text:span text:style-name="T6">S</text:span>waraj <text:span text:style-name="T6">D</text:span>eclaration</text:p>
      <text:p text:style-name="P4"><draw:frame draw:style-name="fr2" draw:name="Frame2" text:anchor-type="paragraph" svg:x="9.047cm" svg:y="0.37cm" svg:width="7.941cm" draw:z-index="4"><draw:text-box fo:min-height="6.179cm"><text:p text:style-name="Pic"><draw:frame draw:style-name="fr4" draw:name="Image3" text:anchor-type="as-char" svg:width="6.615cm" style:rel-width="100%" svg:height="4.419cm"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6">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p text:style-name="P16">1930 – Civil Disobedience Movement</text:p>
      <text:p text:style-name="P4"><draw:frame draw:style-name="fr1" draw:name="Frame3" text:anchor-type="paragraph" svg:x="9.188cm" svg:y="0.291cm" svg:width="7.555cm" draw:z-index="6"><draw:text-box fo:min-height="6.179cm"><text:p text:style-name="P2"><draw:frame draw:style-name="fr4" draw:name="Image5" text:anchor-type="as-char" svg:width="9.031cm" style:rel-width="100%" svg:height="6.062cm"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4">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Gandhi started this march with 78 of his trusted volunteers. Walking about 18 km a day, the march spanned 390 km, from Sabarmati Ashram to Dandi, which was called Navsari at <text:soft-page-break/>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6">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p text:style-name="P16">1942 – Quit India Movement</text:p>
      <text:p text:style-name="P6"><draw:frame draw:style-name="fr1" draw:name="Frame4" text:anchor-type="paragraph" svg:x="9.58cm" svg:y="1.72cm" svg:width="7.313cm" draw:z-index="8"><draw:text-box fo:min-height="5.574cm"><text:p text:style-name="Pic"><draw:frame draw:style-name="fr4" draw:name="Image6" text:anchor-type="as-char" svg:width="7.983cm" style:rel-width="100%" svg:height="5.576cm"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4">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Quit India campaign was effectively crushed. The British refused to grant immediate independence, saying it could happen only after the war had ended.</text:p>
      <text:p text:style-name="P7">*********************</text:p>
      <text:p text:style-name="P4"><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a6099" loext:opacity="100%" style:font-name="Bitstream Charter1"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ntitled1" style:family="paragraph" style:parent-style-name="Heading_20_1" style:default-outline-level="" style:list-style-nam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4:56:48.036000000</meta:creation-date>
    <meta:editing-duration>PT10M45S</meta:editing-duration>
    <meta:editing-cycles>3</meta:editing-cycles>
    <meta:generator>LibreOffice/7.3.0.3$Windows_X86_64 LibreOffice_project/0f246aa12d0eee4a0f7adcefbf7c878fc2238db3</meta:generator>
    <dc:date>2022-02-24T15:07:45.165000000</dc:date>
    <meta:document-statistic meta:table-count="0" meta:image-count="6" meta:object-count="0" meta:page-count="7" meta:paragraph-count="40" meta:word-count="1646" meta:character-count="10197" meta:non-whitespace-character-count="8524"/>
  </office:meta>
</office:document-meta>
</file>